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90000022E5F548836.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272000000C85D7001FF.jpg"/>
  <manifest:file-entry manifest:media-type="image/jpeg" manifest:full-path="Pictures/1000000000000319000001FDA7349261.jpg"/>
  <manifest:file-entry manifest:media-type="image/jpeg" manifest:full-path="Pictures/10000000000002E4000001CB42D6B635.jpg"/>
  <manifest:file-entry manifest:media-type="image/jpeg" manifest:full-path="Pictures/1000000000000318000001A78B3A60CB.jpg"/>
  <manifest:file-entry manifest:media-type="image/jpeg" manifest:full-path="Pictures/10000000000002A80000005CEE52AC41.jpg"/>
  <manifest:file-entry manifest:media-type="image/jpeg" manifest:full-path="Pictures/100000000000031A0000013F91951C55.jpg"/>
  <manifest:file-entry manifest:media-type="image/jpeg" manifest:full-path="Pictures/10000000000001BC0000022890AC34FF.jpg"/>
  <manifest:file-entry manifest:media-type="image/jpeg" manifest:full-path="Pictures/1000000000000319000001DE23C5BC5C.jpg"/>
  <manifest:file-entry manifest:media-type="image/jpeg" manifest:full-path="Pictures/100000000000031900000244AA6FFCB9.jpg"/>
  <manifest:file-entry manifest:media-type="image/jpeg" manifest:full-path="Pictures/10000000000003020000012C34E9B37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song" svg:font-family="song, 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6cm" style:rel-column-width="2491*"/>
    </style:style>
    <style:style style:name="表格22.B" style:family="table-column">
      <style:table-column-properties style:column-width="14.55cm" style:rel-column-width="8284*"/>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fo:font-variant="normal" fo:text-transform="none" fo:color="#000000" style:font-name="song" fo:font-size="9pt" fo:letter-spacing="normal" fo:font-style="normal" fo:font-weight="normal"/>
    </style:style>
    <style:style style:name="P24"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5"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6"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28" style:family="paragraph" style:parent-style-name="Table_20_Contents">
      <style:text-properties style:font-name="Courier New" fo:font-weight="bold" style:font-name-asian="Courier New" style:font-weight-asian="bold" style:font-weight-complex="bold"/>
    </style:style>
    <style:style style:name="P2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Heading_20_1" style:list-style-name="WW8Num13">
      <style:paragraph-properties fo:margin-left="0.75cm" fo:margin-right="0cm" fo:text-indent="-0.75cm" style:auto-text-indent="false"/>
    </style:style>
    <style:style style:name="P3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3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3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3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3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3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Table_20_Contents">
      <style:text-properties style:font-name="Courier New" fo:font-weight="bold" style:font-name-asian="Courier New" style:font-weight-asian="bold" style:font-weight-complex="bold"/>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5" style:family="paragraph" style:parent-style-name="Standard">
      <style:text-properties style:font-name="宋体" fo:font-size="12pt" fo:font-weight="bold" style:font-size-asian="12pt" style:font-weight-asian="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6"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7"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8"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19" style:family="text">
      <style:text-properties style:use-window-font-color="true" style:font-name="Times New Roman" fo:font-size="10.5pt" style:font-name-asian="宋体1" style:font-size-asian="10.5pt" style:font-weight-asian="normal" style:font-size-complex="10.5pt" style:font-weight-complex="normal"/>
    </style:style>
    <style:style style:name="T20"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1" style:family="text">
      <style:text-properties style:use-window-font-color="true" fo:language="en" fo:country="US" style:letter-kerning="true" style:language-asian="zh" style:country-asian="CN" style:font-name-complex="Times New Roman" style:language-complex="ar" style:country-complex="SA"/>
    </style:style>
    <style:style style:name="T22"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3" style:family="text">
      <style:text-properties style:text-underline-style="none"/>
    </style:style>
    <style:style style:name="T24" style:family="text">
      <style:text-properties fo:color="#0000ff" style:font-name="Times New Roman" fo:font-size="10.5pt"/>
    </style:style>
    <style:style style:name="T25" style:family="text">
      <style:text-properties fo:color="#0000ff" style:font-name="Times New Roman" fo:font-size="10.5pt" style:font-name-asian="宋体1" style:font-size-asian="10.5pt" style:font-weight-asian="normal" style:font-size-complex="10.5pt" style:font-weight-complex="normal"/>
    </style:style>
    <style:style style:name="T26" style:family="text">
      <style:text-properties fo:font-variant="normal" fo:text-transform="none" fo:color="#000000" style:font-name="Times New Roman" fo:letter-spacing="normal" fo:font-style="normal"/>
    </style:style>
    <style:style style:name="T27"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28"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29"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0"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1" style:family="text">
      <style:text-properties style:font-name-asian="宋体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
      <text:p text:style-name="P6"><text:soft-page-break/></text:p>
      <text:p text:style-name="P8">The libcstl Library Design</text:p>
      <text:p text:style-name="P9">for libcstl 2.0</text:p>
      <text:p text:style-name="P9"/>
      <text:p text:style-name="P9">Wangbo</text:p>
      <text:p text:style-name="P9">2010-04-22</text:p>
      <text:p text:style-name="P6"/>
      <text:p text:style-name="P6"/>
      <text:p text:style-name="P6"/>
      <text:p text:style-name="P6"/>
      <text:p text:style-name="P6"/>
      <text:p text:style-name="P6"/>
      <text:p text:style-name="P10">This file documents the libcstl library.</text:p>
      <text:p text:style-name="P10">This is edition 2.0, last updated 2010-04-22, of <text:s/><text:span text:style-name="T2">The libcstl Library Design</text:span> for libcstl 2.0.</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0">第一节关于libcstl<text:tab/>5</text:p>
          <text:p text:style-name="P42">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2">第三章libcstl内存管理<text:tab/>11</text:p>
          <text:p text:style-name="P40">第一节小内存管理机制<text:tab/>11</text:p>
          <text:p text:style-name="P40">第二节内存管理代码结构<text:tab/>19</text:p>
          <text:p text:style-name="P40">第三节内部接口<text:tab/>21</text:p>
          <text:p text:style-name="P42">第四章libcstl类型机制<text:tab/>23</text:p>
          <text:p text:style-name="P40">第一节类型机制<text:tab/>23</text:p>
          <text:p text:style-name="P40">第二节类型机制的代码结构<text:tab/>24</text:p>
          <text:p text:style-name="P40">第三节外部接口<text:tab/>25</text:p>
          <text:p text:style-name="P40">第四节内部接口<text:tab/>26</text:p>
          <text:p text:style-name="P40">第五节类型识别<text:tab/>29</text:p>
          <text:p text:style-name="P42">第五章libcstl迭代器<text:tab/>36</text:p>
          <text:p text:style-name="P40">第一节迭代器的机制<text:tab/>36</text:p>
          <text:p text:style-name="P40">第二节迭代器的代码结构<text:tab/>37</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730957220" text:style-name="WW8Num13">
        <text:list-item>
          <text:h text:style-name="P31" text:outline-level="1"><text:soft-page-break/>概述</text:h>
          <text:list>
            <text:list-item>
              <text:h text:style-name="P3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895100904" text:continue-numbering="true" text:style-name="WW8Num13">
        <text:list-item>
          <text:h text:style-name="P32" text:outline-level="1"><text:soft-page-break/>libcstl库的基本结构</text:h>
          <text:list>
            <text:list-item>
              <text:h text:style-name="P3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1512456345" text:continue-numbering="true" text:style-name="WW8Num13">
        <text:list-item>
          <text:list>
            <text:list-item>
              <text:h text:style-name="P3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579463579" text:continue-numbering="true" text:style-name="WW8Num13">
        <text:list-item>
          <text:list>
            <text:list-item>
              <text:h text:style-name="P36" text:outline-level="2">内存<text:span text:style-name="T20">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292248723" text:continue-numbering="true" text:style-name="WW8Num13">
        <text:list-item>
          <text:list>
            <text:list-item>
              <text:h text:style-name="P36"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197003499" text:continue-numbering="true" text:style-name="WW8Num13">
        <text:list-item>
          <text:list>
            <text:list-item>
              <text:h text:style-name="P36"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8451410" text:continue-numbering="true" text:style-name="WW8Num13">
        <text:list-item>
          <text:h text:style-name="P3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1567753158" text:continue-numbering="true" text:style-name="WW8Num13">
        <text:list-item>
          <text:list>
            <text:list-item>
              <text:h text:style-name="P37"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图 3.5 内存池的使用</text:p>
      <text:p text:style-name="P11"><text:tab/>库中使用的内存池不是一个，当一个内存池用完了之后还要向系统申请其他的内存池，多个内存池是使用内存池列表来管理的：</text:p>
      <text:p text:style-name="P12"><draw:frame draw:style-name="fr4"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1284958750" text:continue-numbering="true" text:style-name="WW8Num13">
        <text:list-item>
          <text:list>
            <text:list-item>
              <text:h text:style-name="P36"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28">typedef union _tagmemlink </text:p>
            <text:p text:style-name="P28">{ </text:p>
            <text:p text:style-name="P28"><text:s text:c="4"/>union _tagmemlink* _pui_nextmem; <text:s/>/* 指向下一个内存块 */ </text:p>
            <text:p text:style-name="P28"><text:s text:c="4"/>char <text:s text:c="14"/>_a_cmem[1]; <text:s text:c="3"/>/* 内存块描述 */ </text:p>
            <text:p text:style-name="P28">}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28">typedef struct _tagalloc </text:p>
            <text:p text:style-name="P28">{ </text:p>
            <text:p text:style-name="P28"><text:s text:c="4"/>_memlink_t* _apt_memlink[_MEM_LIST_COUNT]; <text:s text:c="2"/>/* 内存块管理列表 */ </text:p>
            <text:p text:style-name="P28"><text:s text:c="4"/>char** <text:s text:c="5"/>_ppc_allocatemempool; <text:s text:c="11"/>/* 内存池管理列表 */ </text:p>
            <text:p text:style-name="P28"><text:s text:c="4"/>char* <text:s text:c="6"/>_pc_mempool; <text:s text:c="20"/>/* 未使用的内存池的开始位置 */ </text:p>
            <text:p text:style-name="P28"><text:s text:c="4"/>size_t <text:s text:c="5"/>_t_mempoolsize; <text:s text:c="17"/>/* 内存池的大小 */ </text:p>
            <text:p text:style-name="P28"><text:s text:c="4"/>size_t <text:s text:c="5"/>_t_mempoolindex; <text:s text:c="16"/>/* 当前正在使用的内存池块的索引 */ </text:p>
            <text:p text:style-name="P28"><text:s text:c="4"/>size_t <text:s text:c="5"/>_t_mempoolcount; <text:s text:c="16"/>/* 内存池块的个数 */ </text:p>
            <text:p text:style-name="P28">}alloc_t;</text:p>
          </table:table-cell>
        </table:table-row>
      </table:table>
      <text:p text:style-name="P11"><text:tab/>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1923815197" text:continue-numbering="true" text:style-name="WW8Num13">
        <text:list-item>
          <text:list>
            <text:list-item>
              <text:h text:style-name="P36" text:outline-level="2"><text:span text:style-name="T16">内部接口</text:span></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28">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28">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28">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28">void deallocate( </text:p>
            <text:p text:style-name="P28"><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71834671" text:continue-numbering="true" text:style-name="WW8Num13">
        <text:list-item>
          <text:h text:style-name="P33" text:outline-level="1"><text:soft-page-break/>libcstl<text:span text:style-name="T15">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51429135" text:continue-numbering="true" text:style-name="WW8Num13">
        <text:list-item>
          <text:list>
            <text:list-item>
              <text:h text:style-name="P36" text:outline-level="2">类型<text:span text:style-name="T16">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887488197" text:continue-numbering="true" text:style-name="WW8Num13">
        <text:list-item>
          <text:list>
            <text:list-item>
              <text:h text:style-name="P36" text:outline-level="2">类型机制的<text:span text:style-name="T16">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28">typedef struct _tagtype </text:p>
            <text:p text:style-name="P28">{ </text:p>
            <text:p text:style-name="P28"><text:s text:c="4"/>size_t <text:s text:c="11"/>_t_typesize; <text:s text:c="23"/>/* 类型的大小 */ </text:p>
            <text:p text:style-name="P28"><text:soft-page-break/><text:s text:c="4"/>char <text:s text:c="13"/>_sz_typename[_TYPE_NAME_SIZE+1]; <text:s text:c="3"/>/* 类型的名字 */ </text:p>
            <text:p text:style-name="P28"><text:s text:c="4"/>binary_function_t _t_typecopy; <text:s text:c="23"/>/* 类型的拷贝函数 */ </text:p>
            <text:p text:style-name="P28"><text:s text:c="4"/>binary_function_t _t_typeless; <text:s text:c="23"/>/* 类型的比较函数 */ </text:p>
            <text:p text:style-name="P28"><text:s text:c="4"/>unary_function_t <text:s/>_t_typeinit; <text:s text:c="23"/>/* 类型的初始化函数 */ </text:p>
            <text:p text:style-name="P28"><text:s text:c="4"/>unary_function_t <text:s/>_t_typedestroy; <text:s text:c="20"/>/* 类型的销毁函数 */ </text:p>
            <text:p text:style-name="P28">}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28">typedef struct _tagtypenode </text:p>
            <text:p text:style-name="P28">{ </text:p>
            <text:p text:style-name="P28"><text:s text:c="4"/>char <text:s text:c="16"/>_sz_typename[_TYPE_NAME_SIZE+1]; <text:s text:c="2"/>/* 类型的名字 */ </text:p>
            <text:p text:style-name="P28"><text:s text:c="4"/>struct _tagtypenode* _pt_next; <text:s text:c="25"/>/* 下一个位置节点 */ </text:p>
            <text:p text:style-name="P28"><text:s text:c="4"/>_type_t* <text:s text:c="12"/>_pt_type; <text:s text:c="25"/>/* 类型的注册信息 */ </text:p>
            <text:p text:style-name="P28">}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28">typedef struct _tagtyperegister </text:p>
            <text:p text:style-name="P28">{ </text:p>
            <text:p text:style-name="P28"><text:s text:c="4"/>bool_t <text:s text:c="14"/>_t_isinit; <text:s text:c="31"/>/* 初始化标记 */ </text:p>
            <text:p text:style-name="P28"><text:s text:c="4"/>_typenode_t* <text:s text:c="8"/>_apt_bucket[_TYPE_REGISTER_BUCKET_COUNT]; /* 哈希表结构 */ </text:p>
            <text:p text:style-name="P28"><text:s text:c="4"/>alloc_t <text:s text:c="13"/>_t_allocator; </text:p>
            <text:p text:style-name="P28">}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28">typedef struct _tagtypeinfo </text:p>
            <text:p text:style-name="P28">{ </text:p>
            <text:p text:style-name="P28"><text:s text:c="4"/>char <text:s text:c="8"/>_sz_typename[_TYPE_NAME_SIZE+1]; <text:s/>/* 类型的名字 */</text:p>
            <text:p text:style-name="P28"><text:s text:c="4"/>_type_t* <text:s text:c="4"/>_pt_type; <text:s text:c="24"/>/* 指向类型注册表中的类型信息 */</text:p>
            <text:p text:style-name="P28"><text:s text:c="4"/>_typestyle_t _t_style; </text:p>
            <text:p text:style-name="P28">}_typeinfo_t;</text:p>
          </table:table-cell>
        </table:table-row>
      </table:table>
      <text:p text:style-name="P11"/>
      <text:list xml:id="list1326531954" text:continue-numbering="true" text:style-name="WW8Num13">
        <text:list-item>
          <text:list>
            <text:list-item>
              <text:h text:style-name="P36"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28">bool_t type_register( </text:p>
            <text:p text:style-name="P28"><text:s text:c="4"/>typename, </text:p>
            <text:p text:style-name="P28"><text:s text:c="4"/>unary_function_t t_typeinit, </text:p>
            <text:p text:style-name="P28"><text:s text:c="4"/>binary_function_t t_typecopy, </text:p>
            <text:p text:style-name="P28"><text:soft-page-break/><text:s text:c="4"/>binary_function_t t_typeless, </text:p>
            <text:p text:style-name="P28"><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28">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1923481859" text:continue-numbering="true" text:style-name="WW8Num13">
        <text:list-item>
          <text:list>
            <text:list-item>
              <text:h text:style-name="P38" text:outline-level="2"><text:span text:style-name="T3">内部</text:span><text:span text:style-name="T22">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28">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3">_TYPE_INVALID，pt_typeinfo-&gt;_pt_type == NULL。</text:span></text:p>
      <text:p text:style-name="P11"/>
      <table:table table:name="表格3" table:style-name="表格3">
        <table:table-column table:style-name="表格3.A"/>
        <table:table-row>
          <table:table-cell table:style-name="表格3.A1" office:value-type="string">
            <text:p text:style-name="P28">void _type_get_type_pair( </text:p>
            <text:p text:style-name="P28"><text:s text:c="4"/>_typeinfo_t* pt_typeinfofirst,</text:p>
            <text:p text:style-name="P28"><text:s text:c="4"/>_typeinfo_t* pt_typeinfosecond,</text:p>
            <text:p text:style-name="P28"><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28">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28">void _type_get_varg_value( </text:p>
            <text:p text:style-name="P28"><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28">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28">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1426548155" text:continue-numbering="true" text:style-name="WW8Num13">
        <text:list-item>
          <text:list>
            <text:list-item>
              <text:h text:style-name="P38" text:outline-level="2"><text:span text:style-name="T3">类型</text:span><text:span text:style-name="T17">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5">letter <text:s text:c="8"/>: [a~zA~Z]</text:p>
      <text:p text:style-name="P25">digit <text:s text:c="9"/>: [0~9]</text:p>
      <text:p text:style-name="P25">identifier <text:s/>: (letter | _)(letter | digit | \*)*</text:p>
      <text:p text:style-name="P25">sign <text:s text:c="9"/>: &lt; | , | &gt; </text:p>
      <text:p text:style-name="P25">space <text:s text:c="7"/>: ' ' | '\t' | '\v' | '\f' | '\r' | '\n'</text:p>
      <text:p text:style-name="P18"><text:tab/><text:span text:style-name="T26">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6">identifier不同，我们使用蓝色表示：</text:span></text:p>
      <text:p text:style-name="P26">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6">slist_t <text:s text:c="3"/>deque_t <text:s text:c="4"/>stack_t <text:s text:c="3"/>queue_t <text:s text:c="3"/>priority_queue_t <text:s text:c="3"/>set_t <text:s text:c="3"/>map_t <text:s text:c="3"/>multiset_t <text:s text:c="3"/>multimap_t <text:s text:c="3"/>hash_set_t <text:s text:c="3"/>hash_map_t <text:s text:c="3"/></text:p>
      <text:p text:style-name="P26">hash_multiset_t <text:s text:c="3"/>hash_multimap_t <text:s text:c="3"/>pair_t <text:s text:c="3"/>string_t <text:s text:c="3"/>iterator_t <text:s text:c="3"/>vector_iterator_t <text:s text:c="3"/>list_iterator_t <text:s text:c="3"/>slist_iterator_t <text:s text:c="3"/></text:p>
      <text:p text:style-name="P26">deque_iterator_t <text:s text:c="3"/>set_iterator_t <text:s text:c="3"/>map_iterator_t <text:s text:c="3"/>multiset_iterator_t <text:s text:c="3"/>multimap_iterator_t <text:s text:c="3"/>hash_set_iterator_t <text:s text:c="3"/></text:p>
      <text:p text:style-name="P26">hash_map_iterator_t <text:s text:c="3"/>hash_multiset_iterator_t <text:s text:c="3"/>hash_multimap_iterator_t <text:s text:c="3"/>string_iterator_t <text:s text:c="3"/>input_iterator_t <text:s text:c="3"/></text:p>
      <text:p text:style-name="P26">output_iterator_t <text:s text:c="3"/>forward_iterator_t <text:s text:c="3"/>bidirectional_iterator_t <text:s text:c="3"/>random_access_iterator_t</text:p>
      <text:p text:style-name="P26"/>
      <text:p text:style-name="P11">语法描述：</text:p>
      <text:p text:style-name="P17"><text:span text:style-name="T5"><text:tab/>下面使用</text:span><text:span text:style-name="T12">BNF</text:span><text:span text:style-name="T5">描述整个语法，其中粗体的大写字符表示产生式如</text:span><text:span text:style-name="T27">TYPE_DESCRIPT</text:span><text:span text:style-name="T29">，使用小写字符表示终结符如 identifier，使用蓝色的小写字符表示保留字如</text:span><text:span text:style-name="T30">vector_t</text:span><text:span text:style-name="T29">，使用</text:span><text:span text:style-name="T28">=&gt;</text:span><text:span text:style-name="T29">表示推出符号，使用|表示可选产生式，符号就使用本身表示如&lt;。</text:span></text:p>
      <text:p text:style-name="P23"><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3"><text:span text:style-name="T9">C_BUILTIN =&gt;</text:span><text:span text:style-name="T8"> </text:span><text:span text:style-name="T25">char</text:span><text:span text:style-name="T8"> | </text:span><text:span text:style-name="T25">signed</text:span><text:span text:style-name="T8"> </text:span><text:span text:style-name="T25">char</text:span><text:span text:style-name="T8"> | </text:span><text:span text:style-name="T25">unsigned</text:span><text:span text:style-name="T8"> </text:span><text:span text:style-name="T25">char</text:span><text:span text:style-name="T8"> | </text:span><text:span text:style-name="T25">short</text:span><text:span text:style-name="T8"> | </text:span><text:span text:style-name="T25">signed</text:span><text:span text:style-name="T8"> </text:span><text:span text:style-name="T25">short</text:span><text:span text:style-name="T8"> | </text:span><text:span text:style-name="T25">short</text:span><text:span text:style-name="T8"> </text:span><text:span text:style-name="T25">int</text:span><text:span text:style-name="T8"> | </text:span><text:span text:style-name="T25">signed</text:span><text:span text:style-name="T8"> </text:span><text:span text:style-name="T25">short</text:span><text:span text:style-name="T8"> </text:span><text:span text:style-name="T25">int</text:span><text:span text:style-name="T8"> | </text:span><text:span text:style-name="T25">unsigned</text:span><text:span text:style-name="T8"> </text:span><text:span text:style-name="T25">short</text:span><text:span text:style-name="T8"> |</text:span></text:p>
      <text:p text:style-name="P23"><text:span text:style-name="T8"><text:s text:c="14"/></text:span><text:span text:style-name="T25">unsigned</text:span><text:span text:style-name="T8"> </text:span><text:span text:style-name="T25">short</text:span><text:span text:style-name="T8"> </text:span><text:span text:style-name="T25">int</text:span><text:span text:style-name="T8"> | </text:span><text:span text:style-name="T25">int</text:span><text:span text:style-name="T8"> | </text:span><text:span text:style-name="T25">signed</text:span><text:span text:style-name="T8"> | </text:span><text:span text:style-name="T25">signed</text:span><text:span text:style-name="T8"> </text:span><text:span text:style-name="T25">int</text:span><text:span text:style-name="T8"> | </text:span><text:span text:style-name="T25">unsigned</text:span><text:span text:style-name="T8"> | </text:span><text:span text:style-name="T25">unsigned</text:span><text:span text:style-name="T8"> </text:span><text:span text:style-name="T25">int</text:span><text:span text:style-name="T8"> | </text:span><text:span text:style-name="T25">long</text:span><text:span text:style-name="T8"> | </text:span><text:span text:style-name="T25">signed</text:span><text:span text:style-name="T8"> </text:span><text:span text:style-name="T25">long</text:span><text:span text:style-name="T8"> | </text:span><text:span text:style-name="T25">long</text:span><text:span text:style-name="T8"> </text:span><text:span text:style-name="T25">int</text:span><text:span text:style-name="T8"> |</text:span></text:p>
      <text:p text:style-name="P23"><text:span text:style-name="T8"><text:s text:c="14"/></text:span><text:span text:style-name="T25">signed</text:span><text:span text:style-name="T8"> </text:span><text:span text:style-name="T25">long</text:span><text:span text:style-name="T8"> </text:span><text:span text:style-name="T25">int</text:span><text:span text:style-name="T8"> | </text:span><text:span text:style-name="T25">unsigned</text:span><text:span text:style-name="T8"> </text:span><text:span text:style-name="T25">long</text:span><text:span text:style-name="T8"> | </text:span><text:span text:style-name="T25">unsigned</text:span><text:span text:style-name="T8"> </text:span><text:span text:style-name="T25">long</text:span><text:span text:style-name="T8"> </text:span><text:span text:style-name="T25">int</text:span><text:span text:style-name="T8"> | </text:span><text:span text:style-name="T25">float</text:span><text:span text:style-name="T8"> | </text:span><text:span text:style-name="T25">double</text:span><text:span text:style-name="T8"> | </text:span><text:span text:style-name="T25">long</text:span><text:span text:style-name="T8"> </text:span><text:span text:style-name="T25">double</text:span><text:span text:style-name="T8"> | </text:span><text:span text:style-name="T25">char*</text:span><text:span text:style-name="T8"> | </text:span><text:span text:style-name="T25">bool_t</text:span></text:p>
      <text:p text:style-name="P23"><text:span text:style-name="T9">USER_DEFINE =&gt; USER_DEFINE_TYPE</text:span><text:span text:style-name="T8"> </text:span><text:span text:style-name="T19">identifier</text:span><text:span text:style-name="T8"> | identifier</text:span></text:p>
      <text:p text:style-name="P23"><text:span text:style-name="T9">USER_DEFINE_TYPE =&gt;</text:span><text:span text:style-name="T8"> </text:span><text:span text:style-name="T25">struct</text:span><text:span text:style-name="T8"> | </text:span><text:span text:style-name="T25">enum</text:span><text:span text:style-name="T8"> | </text:span><text:span text:style-name="T25">union</text:span></text:p>
      <text:p text:style-name="P23"><text:span text:style-name="T9">CSTL_BUILTIN =&gt; SEQUENCE</text:span><text:span text:style-name="T8"> | </text:span><text:span text:style-name="T9">RELATION</text:span><text:span text:style-name="T8"> | </text:span><text:span text:style-name="T25">string_t</text:span><text:span text:style-name="T8"> | </text:span><text:span text:style-name="T9">ITERATOR</text:span></text:p>
      <text:p text:style-name="P23"><text:span text:style-name="T9">ITERATOR</text:span><text:span text:style-name="T8"> </text:span><text:span text:style-name="T9">=&gt;</text:span><text:span text:style-name="T8"> </text:span><text:span text:style-name="T25">iterator_t</text:span><text:span text:style-name="T8"> | </text:span><text:span text:style-name="T25">vector_iterator_t</text:span><text:span text:style-name="T8"> | </text:span><text:span text:style-name="T25">list_iterator_t</text:span><text:span text:style-name="T8"> | </text:span><text:span text:style-name="T25">slist_iterator_t</text:span><text:span text:style-name="T8"> | </text:span><text:span text:style-name="T25">deque_iterator_t</text:span><text:span text:style-name="T8"> | </text:span><text:span text:style-name="T25">set_iterator_t</text:span><text:span text:style-name="T8"> | </text:span><text:span text:style-name="T25">map_iterator_t</text:span><text:span text:style-name="T8"> | </text:span></text:p>
      <text:p text:style-name="P23"><text:span text:style-name="T8"><text:s text:c="14"/></text:span><text:span text:style-name="T25">multiset_iterator_t</text:span><text:span text:style-name="T8"> | </text:span><text:span text:style-name="T25">multimap_iterator_t</text:span><text:span text:style-name="T8"> | </text:span><text:span text:style-name="T25">hash_set_iterator_t</text:span><text:span text:style-name="T8"> | </text:span><text:span text:style-name="T25">hash_map_iterator_t</text:span><text:span text:style-name="T8"> | </text:span><text:span text:style-name="T25">hash_multiset_iterator_t</text:span><text:span text:style-name="T8"> | </text:span></text:p>
      <text:p text:style-name="P23"><text:span text:style-name="T8"><text:s text:c="14"/></text:span><text:span text:style-name="T25">hash_multimap_iterator_t</text:span><text:span text:style-name="T8"> | </text:span><text:span text:style-name="T25">string_iterator_t</text:span><text:span text:style-name="T8"> | </text:span><text:span text:style-name="T25">input_iterator_t</text:span><text:span text:style-name="T8"> | </text:span><text:span text:style-name="T25">output_iterator_t</text:span><text:span text:style-name="T8"> | </text:span><text:span text:style-name="T25">forward_iterator_t</text:span><text:span text:style-name="T8"> | </text:span></text:p>
      <text:p text:style-name="P23"><text:span text:style-name="T8"><text:s text:c="14"/></text:span><text:span text:style-name="T25">bidirectional_iterator_t</text:span><text:span text:style-name="T8"> | </text:span><text:span text:style-name="T25">random_access_iterator_t</text:span></text:p>
      <text:p text:style-name="P23"><text:soft-page-break/><text:span text:style-name="T9">SEQUENCE =&gt; SEQUENCE_NAME</text:span><text:span text:style-name="T8"> &lt; </text:span><text:span text:style-name="T9">TYPE_DESCRIPT</text:span><text:span text:style-name="T8"> &gt;</text:span></text:p>
      <text:p text:style-name="P23"><text:span text:style-name="T9">SEQUENCE_NAME =&gt; </text:span><text:span text:style-name="T25">vector_t</text:span><text:span text:style-name="T8"> | </text:span><text:span text:style-name="T25">list_t</text:span><text:span text:style-name="T8"> | </text:span><text:span text:style-name="T25">slist_t</text:span><text:span text:style-name="T8"> | </text:span><text:span text:style-name="T25">deque_t</text:span><text:span text:style-name="T8"> | </text:span><text:span text:style-name="T25">queue_t</text:span><text:span text:style-name="T8"> | </text:span><text:span text:style-name="T25">stack_t</text:span><text:span text:style-name="T8"> | </text:span><text:span text:style-name="T25">priority_queue_t</text:span><text:span text:style-name="T8"> | </text:span><text:span text:style-name="T25">set_t</text:span><text:span text:style-name="T8"> | </text:span><text:span text:style-name="T25">multiset_t</text:span><text:span text:style-name="T8"> | </text:span><text:span text:style-name="T25">hash_set_t</text:span><text:span text:style-name="T8"> |</text:span></text:p>
      <text:p text:style-name="P24"><text:span text:style-name="T7"><text:s text:c="21"/></text:span><text:span text:style-name="T24">hash_multiset_t</text:span></text:p>
      <text:p text:style-name="P24"><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4"><text:span text:style-name="T10">RELATION_NAME =&gt;</text:span><text:span text:style-name="T7"> </text:span><text:span text:style-name="T24">map_t</text:span><text:span text:style-name="T7"> | </text:span><text:span text:style-name="T24">multimap_t</text:span><text:span text:style-name="T7"> | </text:span><text:span text:style-name="T24">hash_map_t</text:span><text:span text:style-name="T7"> | </text:span><text:span text:style-name="T24">hash_multimap_t</text:span><text:span text:style-name="T7"> | </text:span><text:span text:style-name="T24">pair_t</text:span></text:p>
      <text:p text:style-name="P26"/>
      <text:p text:style-name="P29"><text:tab/>首先要对此法进行处理，将此法转换成有限的状态机：</text:p>
      <text:p text:style-name="P30"><draw:frame draw:style-name="fr3" draw:name="图形11" text:anchor-type="paragraph" svg:width="19.006cm" svg:height="7.634cm" draw:z-index="14"><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p text:style-name="P11"/>
      <text:p text:style-name="P11"/>
      <text:p text:style-name="P11"/>
      <text:p text:style-name="P11"/>
      <text:p text:style-name="P1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513982673" text:continue-numbering="true" text:style-name="WW8Num13">
        <text:list-item>
          <text:h text:style-name="P33" text:outline-level="1">libcstl<text:span text:style-name="T18">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1875910209" text:continue-numbering="true" text:style-name="WW8Num13">
        <text:list-item>
          <text:list>
            <text:list-item>
              <text:h text:style-name="P36"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4" draw:name="图形12" text:anchor-type="paragraph" svg:width="19.006cm" svg:height="6.071cm" draw:z-index="15"><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2040691756" text:continue-numbering="true" text:style-name="WW8Num13">
        <text:list-item>
          <text:list>
            <text:list-item>
              <text:h text:style-name="P36" text:outline-level="2"><text:soft-page-break/>迭代器的代码<text:span text:style-name="T21">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28">typedef struct _tagiterator </text:p>
            <text:p text:style-name="P28">{ </text:p>
            <text:p text:style-name="P28"><text:s text:c="4"/>/* 容器内部结构的信息 */ </text:p>
            <text:p text:style-name="P28"><text:s text:c="4"/>union </text:p>
            <text:p text:style-name="P28"><text:s text:c="4"/>{ </text:p>
            <text:p text:style-name="P28"><text:s text:c="8"/>char* <text:s text:c="6"/>_pc_corepos; <text:s text:c="3"/>/* 向量等容器中数据的位置 */ </text:p>
            <text:p text:style-name="P28"><text:s text:c="8"/>struct </text:p>
            <text:p text:style-name="P28"><text:s text:c="8"/>{ <text:s text:c="19"/>/* 与双端队列相关的结构 */ </text:p>
            <text:p text:style-name="P28"><text:s text:c="12"/>char* <text:s text:c="2"/>_pc_corepos; <text:s text:c="3"/>/* 数据位置 */</text:p>
            <text:p text:style-name="P28"><text:s text:c="12"/>char* <text:s text:c="2"/>_pc_first; <text:s text:c="5"/>/* 第一个数据的位置 */</text:p>
            <text:p text:style-name="P28"><text:s text:c="12"/>char* <text:s text:c="2"/>_pc_afterlast; <text:s/>/* 最后一个数据的下一个位置 */ </text:p>
            <text:p text:style-name="P28"><text:s text:c="12"/>char** <text:s/>_ppc_mappos; <text:s text:c="3"/>/* 映射表的位置 */ </text:p>
            <text:p text:style-name="P28"><text:s text:c="8"/>}_t_dequepos; </text:p>
            <text:p text:style-name="P28"><text:s text:c="8"/>struct </text:p>
            <text:p text:style-name="P28"><text:s text:c="8"/>{ <text:s text:c="19"/>/* 与avl树和rb树相关的结构 */ </text:p>
            <text:p text:style-name="P28"><text:s text:c="12"/>char* <text:s text:c="2"/>_pc_corepos; <text:s text:c="3"/>/* 数据的位置 */</text:p>
            <text:p text:style-name="P28"><text:s text:c="12"/>void* <text:s text:c="2"/>_pt_tree; <text:s text:c="6"/>/* avl树或者rb树的位置 */ </text:p>
            <text:p text:style-name="P28"><text:s text:c="8"/>}_t_treepos; </text:p>
            <text:p text:style-name="P28"><text:s text:c="8"/>struct <text:s text:c="14"/>/* 与哈希表相关的结构 */ </text:p>
            <text:p text:style-name="P28"><text:s text:c="8"/>{ </text:p>
            <text:p text:style-name="P28"><text:s text:c="12"/>char* <text:s text:c="2"/>_pc_corepos; <text:s text:c="4"/>/* 数据的位置 */</text:p>
            <text:p text:style-name="P28"><text:s text:c="12"/>char* <text:s text:c="2"/>_pc_bucketpos; <text:s text:c="2"/>/* 桶的位置 */ </text:p>
            <text:p text:style-name="P28"><text:s text:c="12"/>void* <text:s text:c="2"/>_pt_hashtable; <text:s text:c="2"/>/* 哈希表的位置 */ </text:p>
            <text:p text:style-name="P28"><text:s text:c="8"/>}_t_hashpos; </text:p>
            <text:p text:style-name="P28"><text:s text:c="4"/>}_t_pos; </text:p>
            <text:p text:style-name="P28"><text:s text:c="4"/>void* <text:s text:c="10"/>_pt_container; <text:s text:c="4"/>/* 容器的位置 */</text:p>
            <text:p text:style-name="P28"><text:s text:c="4"/>containertype_t _t_containertype; <text:s/>/* 容器的类型 */</text:p>
            <text:p text:style-name="P28"><text:s text:c="4"/>iteratortype_t <text:s/>_t_iteratortype; <text:s text:c="2"/>/* 迭代器的类型 */</text:p>
            <text:p text:style-name="P28">}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1" svg:font-family="Tahoma"/>
    <style:font-face style:name="song" svg:font-family="song, 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21T20:30:26</dc:date>
    <meta:editing-cycles>1260</meta:editing-cycles>
    <meta:editing-duration>PT215H15M30S</meta:editing-duration>
    <meta:generator>OpenOffice.org/3.2$Unix OpenOffice.org_project/320m12$Build-9483</meta:generator>
    <dc:creator>Wangbo </dc:creator>
    <meta:document-statistic meta:table-count="22" meta:image-count="16" meta:object-count="0" meta:page-count="40" meta:paragraph-count="590" meta:word-count="5838" meta:character-count="27486"/>
  </office:meta>
</office:document-meta>
</file>